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25-06-1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25-03-2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24-12-1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24-09-30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24-06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24-03-0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23-12-1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23-09-1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23-06-2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23-03-1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22-12-13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22-09-2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22-07-0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22-01-1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21-09-2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21-03-2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21-01-0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20-10-1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20-03-1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19-12-10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19-09-19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19-06-19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19-03-19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16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15-03-0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5064" calcext:value-type="float">
            <text:p>-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14-06-0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14-03-0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712" calcext:value-type="float">
            <text:p>-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13-12-1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5792" calcext:value-type="float">
            <text:p>-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1936" calcext:value-type="float">
            <text:p>-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12-12-0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3968" calcext:value-type="float">
            <text:p>-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12-03-0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5608" calcext:value-type="float">
            <text:p>-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11-12-1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1416" calcext:value-type="float">
            <text:p>-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11-06-0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3992" calcext:value-type="float">
            <text:p>-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11-03-0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10-12-0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10-09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5376" calcext:value-type="float">
            <text:p>-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10-06-2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6128" calcext:value-type="float">
            <text:p>-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10-03-0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756" calcext:value-type="float">
            <text:p>-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592" calcext:value-type="float">
            <text:p>-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9-06-1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808" calcext:value-type="float">
            <text:p>-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9-03-0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1856" calcext:value-type="float">
            <text:p>-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9-01-2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1728" calcext:value-type="float">
            <text:p>-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8-09-1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7872" calcext:value-type="float">
            <text:p>-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7-03-2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8624" calcext:value-type="float">
            <text:p>-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6-12-0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58728" calcext:value-type="float">
            <text:p>-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6-09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74224" calcext:value-type="float">
            <text:p>-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6-06-0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707112" calcext:value-type="float">
            <text:p>-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6-03-02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270992" calcext:value-type="float">
            <text:p>-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5-09-2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4628" calcext:value-type="float">
            <text:p>-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4-12-02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86488" calcext:value-type="float">
            <text:p>-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4-09-0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42192" calcext:value-type="float">
            <text:p>-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4-06-0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341096" calcext:value-type="float">
            <text:p>-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4-03-0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920472" calcext:value-type="float">
            <text:p>-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3-12-0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26696" calcext:value-type="float">
            <text:p>-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3-03-1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694664" calcext:value-type="float">
            <text:p>-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2-12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637008" calcext:value-type="float">
            <text:p>-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2-09-1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3292" calcext:value-type="float">
            <text:p>-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2-03-1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49552" calcext:value-type="float">
            <text:p>-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1-12-0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74896" calcext:value-type="float">
            <text:p>-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1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920472" calcext:value-type="float">
            <text:p>-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566904" calcext:value-type="float">
            <text:p>-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0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97508" calcext:value-type="float">
            <text:p>-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0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112" calcext:value-type="float">
            <text:p>-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0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258544" calcext:value-type="float">
            <text:p>-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200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92528" calcext:value-type="float">
            <text:p>-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9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398752" calcext:value-type="float">
            <text:p>-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9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64768" calcext:value-type="float">
            <text:p>-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9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3824" calcext:value-type="float">
            <text:p>-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8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47136" calcext:value-type="float">
            <text:p>-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8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97508" calcext:value-type="float">
            <text:p>-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8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47136" calcext:value-type="float">
            <text:p>-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8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83256" calcext:value-type="float">
            <text:p>-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7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3896" calcext:value-type="float">
            <text:p>-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7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84352" calcext:value-type="float">
            <text:p>-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7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19376" calcext:value-type="float">
            <text:p>-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7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0284" calcext:value-type="float">
            <text:p>-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6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0284" calcext:value-type="float">
            <text:p>-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6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0594" calcext:value-type="float">
            <text:p>-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6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62328" calcext:value-type="float">
            <text:p>-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6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199608" calcext:value-type="float">
            <text:p>-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5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47088" calcext:value-type="float">
            <text:p>-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4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28216" calcext:value-type="float">
            <text:p>-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4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1596" calcext:value-type="float">
            <text:p>-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4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296376" calcext:value-type="float">
            <text:p>-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3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875752" calcext:value-type="float">
            <text:p>-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3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875752" calcext:value-type="float">
            <text:p>-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3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57984" calcext:value-type="float">
            <text:p>-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3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0552" calcext:value-type="float">
            <text:p>-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2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0156" calcext:value-type="float">
            <text:p>-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2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467576" calcext:value-type="float">
            <text:p>-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2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467576" calcext:value-type="float">
            <text:p>-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1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031456" calcext:value-type="float">
            <text:p>-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14848" calcext:value-type="float">
            <text:p>-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1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57984" calcext:value-type="float">
            <text:p>-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1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156168" calcext:value-type="float">
            <text:p>-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156168" calcext:value-type="float">
            <text:p>-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0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595336" calcext:value-type="float">
            <text:p>-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90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97252" calcext:value-type="float">
            <text:p>-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89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156168" calcext:value-type="float">
            <text:p>-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89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509736" calcext:value-type="float">
            <text:p>-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88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607784" calcext:value-type="float">
            <text:p>-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88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875752" calcext:value-type="float">
            <text:p>-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87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3454" calcext:value-type="float">
            <text:p>-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86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616928" calcext:value-type="float">
            <text:p>-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85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66544" calcext:value-type="float">
            <text:p>-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85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961352" calcext:value-type="float">
            <text:p>-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85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51696" calcext:value-type="float">
            <text:p>-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85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405848" calcext:value-type="float">
            <text:p>-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84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247608" calcext:value-type="float">
            <text:p>-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84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51696" calcext:value-type="float">
            <text:p>-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84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7744" calcext:value-type="float">
            <text:p>-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83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42744" calcext:value-type="float">
            <text:p>-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83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9864" calcext:value-type="float">
            <text:p>-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82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0176" calcext:value-type="float">
            <text:p>-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82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10384" calcext:value-type="float">
            <text:p>-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8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2368" calcext:value-type="float">
            <text:p>-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81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411688" calcext:value-type="float">
            <text:p>-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3451</text:p>
          </table:table-cell>
          <table:table-cell office:value-type="string" calcext:value-type="string">
            <text:p>01S/13E-34ABC</text:p>
          </table:table-cell>
          <table:table-cell office:value-type="string" calcext:value-type="string">
            <text:p>1979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92552" calcext:value-type="float">
            <text:p>-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2" meta:object-count="0"/>
    <meta:user-defined meta:name="AppVersion">3.0</meta:user-defined>
  </office:meta>
</office:document-meta>
</file>